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3.06916666666667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3.75708333333333cm" style:use-optimal-column-width="true"/>
    </style:style>
    <style:style style:name="co5" style:family="table-column">
      <style:table-column-properties fo:break-before="auto" style:column-width="11.2183333333333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2.91041666666667cm" style:use-optimal-column-width="true"/>
    </style:style>
    <style:style style:name="co8" style:family="table-column">
      <style:table-column-properties fo:break-before="auto" style:column-width="1.825625cm" style:use-optimal-column-width="true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orescent_Beads_Experi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5"/>
        <table:table-column table:style-name="co8" table:default-cell-style-name="ce8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Item</text:p>
          </table:table-cell>
          <table:table-cell office:value-type="string" table:style-name="ce3">
            <text:p>Part no.</text:p>
          </table:table-cell>
          <table:table-cell office:value-type="string" table:style-name="ce3">
            <text:p>Amount</text:p>
          </table:table-cell>
          <table:table-cell office:value-type="string" table:style-name="ce3">
            <text:p>Misc.</text:p>
          </table:table-cell>
          <table:table-cell office:value-type="string" table:style-name="ce3">
            <text:p>URL</text:p>
          </table:table-cell>
          <table:table-cell office:value-type="string" table:style-name="ce3">
            <text:p>In Catalyse</text:p>
          </table:table-cell>
          <table:table-cell office:value-type="string" table:style-name="ce4">
            <text:p>Unit Price, CHF</text:p>
          </table:table-cell>
          <table:table-cell office:value-type="string" table:style-name="ce7">
            <text:p>Units</text:p>
          </table:table-cell>
          <table:table-cell office:value-type="string" table:style-name="ce3">
            <text:p>Total, CHF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1">
            <text:p>Tetraspeck beads</text:p>
          </table:table-cell>
          <table:table-cell office:value-type="string" table:style-name="ce6">
            <text:p>T7279</text:p>
          </table:table-cell>
          <table:table-cell office:value-type="string" table:style-name="ce1">
            <text:p>0.5 mL</text:p>
          </table:table-cell>
          <table:table-cell table:style-name="ce1"/>
          <table:table-cell office:value-type="string" table:style-name="ce2">
            <text:p><text:a xlink:href="https://www.thermofisher.com/order/catalog/product/T7279">https://www.thermofisher.com/order/catalog/product/T7279</text:a></text:p>
          </table:table-cell>
          <table:table-cell office:value-type="boolean" office:boolean-value="true" table:formula="of:=TRUE()" table:style-name="ce2">
            <text:p>TRUE</text:p>
          </table:table-cell>
          <table:table-cell office:value-type="currency" office:value="774" table:style-name="ce5">
            <text:p><text:s/>774.00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774" table:formula="of:=[.G2]*[.H2]" table:style-name="ce5">
            <text:p><text:s/>774.00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y-D-Lysine</text:p>
          </table:table-cell>
          <table:table-cell office:value-type="string" table:style-name="ce6">
            <text:p>A3890401</text:p>
          </table:table-cell>
          <table:table-cell office:value-type="string" table:style-name="ce1">
            <text:p>100 mL</text:p>
          </table:table-cell>
          <table:table-cell table:style-name="ce1"/>
          <table:table-cell office:value-type="string" table:style-name="ce2">
            <text:p><text:a xlink:href="https://www.thermofisher.com/order/catalog/product/A3890401">https://www.thermofisher.com/order/catalog/product/A3890401</text:a></text:p>
          </table:table-cell>
          <table:table-cell office:value-type="boolean" office:boolean-value="true" table:formula="of:=TRUE()" table:style-name="ce1">
            <text:p>TRUE</text:p>
          </table:table-cell>
          <table:table-cell office:value-type="currency" office:value="128" table:style-name="ce5">
            <text:p><text:s/>128.00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128" table:formula="of:=[.G3]*[.H3]" table:style-name="ce5">
            <text:p><text:s/>128.00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il polish</text:p>
          </table:table-cell>
          <table:table-cell office:value-type="float" office:value="23005" table:style-name="ce6">
            <text:p>23005</text:p>
          </table:table-cell>
          <table:table-cell office:value-type="string" table:style-name="ce1">
            <text:p>15 mL</text:p>
          </table:table-cell>
          <table:table-cell table:style-name="ce1"/>
          <table:table-cell office:value-type="string" table:style-name="ce2">
            <text:p><text:a xlink:href="https://www.chemie-brunschwig.ch/shop/?term=BIO23005">https://www.chemie-brunschwig.ch/shop/?term=BIO23005</text:a></text:p>
          </table:table-cell>
          <table:table-cell office:value-type="boolean" office:boolean-value="true" table:formula="of:=TRUE()" table:style-name="ce1">
            <text:p>TRUE</text:p>
          </table:table-cell>
          <table:table-cell office:value-type="currency" office:value="62.4" table:style-name="ce5">
            <text:p><text:s/>62.40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62.4" table:formula="of:=[.G4]*[.H4]" table:style-name="ce5">
            <text:p><text:s/>62.40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ppendorf tube</text:p>
          </table:table-cell>
          <table:table-cell office:value-type="float" office:value="7080.1" table:style-name="ce6">
            <text:p>7080.1</text:p>
          </table:table-cell>
          <table:table-cell office:value-type="string" table:style-name="ce1">
            <text:p>1000 pcs.</text:p>
          </table:table-cell>
          <table:table-cell table:style-name="ce1"/>
          <table:table-cell office:value-type="string" table:style-name="ce1">
            <text:p><text:s/>https://www.carlroth.com/ch/fr/microtubes/microtubes-m%CE%BClti-safeseal/p/7080.1</text:p>
          </table:table-cell>
          <table:table-cell office:value-type="boolean" office:boolean-value="true" table:formula="of:=TRUE()" table:style-name="ce1">
            <text:p>TRUE</text:p>
          </table:table-cell>
          <table:table-cell office:value-type="currency" office:value="50.7" table:style-name="ce5">
            <text:p><text:s/>50.70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50.7" table:formula="of:=[.G5]*[.H5]" table:style-name="ce5">
            <text:p><text:s/>50.70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erslips</text:p>
          </table:table-cell>
          <table:table-cell office:value-type="float" office:value="10593054" table:style-name="ce6">
            <text:p>10593054</text:p>
          </table:table-cell>
          <table:table-cell office:value-type="string" table:style-name="ce1">
            <text:p>1000 pcs.</text:p>
          </table:table-cell>
          <table:table-cell office:value-type="string" table:style-name="ce1">
            <text:p>#1.5, 25 mm diameter</text:p>
          </table:table-cell>
          <table:table-cell table:style-name="ce1"/>
          <table:table-cell office:value-type="boolean" office:boolean-value="true" table:formula="of:=TRUE()" table:style-name="ce1">
            <text:p>TRUE</text:p>
          </table:table-cell>
          <table:table-cell office:value-type="currency" office:value="92.11" table:style-name="ce5">
            <text:p><text:s/>92.11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92.11" table:formula="of:=[.G6]*[.H6]" table:style-name="ce5">
            <text:p><text:s/>92.11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erslip holders</text:p>
          </table:table-cell>
          <table:table-cell office:value-type="string" table:style-name="ce6">
            <text:p>Z6885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<text:a xlink:href="https://www.sigmaaldrich.com/CH/en/product/sigma/z688568%20Part%20no.%20Z688568">https://www.sigmaaldrich.com/CH/en/product/sigma/z688568 Part no. Z688568</text:a></text:p>
          </table:table-cell>
          <table:table-cell office:value-type="boolean" office:boolean-value="true" table:formula="of:=TRUE()" table:style-name="ce1">
            <text:p>TRUE</text:p>
          </table:table-cell>
          <table:table-cell office:value-type="currency" office:value="39.4" table:style-name="ce5">
            <text:p><text:s/>39.40 CHF<text:s/></text:p>
          </table:table-cell>
          <table:table-cell office:value-type="float" office:value="2" table:style-name="ce8">
            <text:p>2</text:p>
          </table:table-cell>
          <table:table-cell office:value-type="currency" office:value="78.8" table:formula="of:=[.G7]*[.H7]" table:style-name="ce5">
            <text:p><text:s/>78.80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vity well slide</text:p>
          </table:table-cell>
          <table:table-cell office:value-type="string" table:style-name="ce1">
            <text:p>71883-77</text:p>
          </table:table-cell>
          <table:table-cell office:value-type="string" table:style-name="ce1">
            <text:p>72 pcs.</text:p>
          </table:table-cell>
          <table:table-cell office:value-type="string" table:style-name="ce1">
            <text:p>Single cavity</text:p>
          </table:table-cell>
          <table:table-cell office:value-type="string" table:style-name="ce2">
            <text:p>https://shop.lucerna-chem.ch/3054221/cavity-well-slide-90-degree-ground-edge-safety-corners-single-cavity-72-pk</text:p>
          </table:table-cell>
          <table:table-cell office:value-type="boolean" office:boolean-value="true" table:formula="of:=TRUE()" table:style-name="ce1">
            <text:p>TRUE</text:p>
          </table:table-cell>
          <table:table-cell office:value-type="currency" office:value="65.599999999999994" table:style-name="ce5">
            <text:p><text:s/>65.60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65.599999999999994" table:formula="of:=[.G8]*[.H8]" table:style-name="ce5">
            <text:p><text:s/>65.60 CHF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rafilm</text:p>
          </table:table-cell>
          <table:table-cell office:value-type="float" office:value="7403810" table:style-name="ce6">
            <text:p>74038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 cm x 38 m</text:p>
          </table:table-cell>
          <table:table-cell table:style-name="ce1"/>
          <table:table-cell office:value-type="boolean" office:boolean-value="true" table:formula="of:=TRUE()" table:style-name="ce1">
            <text:p>TRUE</text:p>
          </table:table-cell>
          <table:table-cell office:value-type="currency" office:value="27" table:style-name="ce5">
            <text:p><text:s/>27.00 CHF<text:s/></text:p>
          </table:table-cell>
          <table:table-cell office:value-type="float" office:value="1" table:style-name="ce8">
            <text:p>1</text:p>
          </table:table-cell>
          <table:table-cell office:value-type="currency" office:value="27" table:formula="of:=[.G9]*[.H9]" table:style-name="ce5">
            <text:p><text:s/>27.00 CHF<text:s/>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40P0" number:language="fr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CH">CHF</number:currency-symbol>
      <number:text> </number:text>
    </number:currency-style>
    <number:currency-style style:name="N40P1" number:language="fr" number:country="CH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CH">CHF</number:currency-symbol>
      <number:text> </number:text>
    </number:currency-style>
    <number:currency-style style:name="N40P2" number:language="fr" number:country="CH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CH">CHF</number:currency-symbol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Douglass Kyle Michael</meta:initial-creator>
    <dc:creator>Douglass Kyle Michael</dc:creator>
    <meta:creation-date>2023-11-27T08:15:05Z</meta:creation-date>
    <dc:date>2023-11-27T09:25:49Z</dc:date>
  </office:meta>
</office:document-meta>
</file>